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order="1.25pt solid #000000"/>
      <style:text-properties style:font-name="Arial"/>
    </style:style>
    <style:style style:name="ce3" style:family="table-cell" style:parent-style-name="Default">
      <style:table-cell-properties fo:border="0.74pt solid #000000"/>
      <style:text-properties style:font-name="Arial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1.25pt solid #000000"/>
    </style:style>
    <style:style style:name="ce6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-bottom="1.25pt solid #000000" fo:border-left="none" fo:border-right="none" fo:border-top="1.25pt solid #000000"/>
      <style:text-properties style:font-name="Arial"/>
    </style:style>
    <style:style style:name="ce11" style:family="table-cell" style:parent-style-name="Default">
      <style:table-cell-properties fo:border-bottom="1.25pt solid #000000" fo:border-left="none" fo:border-right="none" fo:border-top="1.25pt solid #000000"/>
    </style:style>
    <style:style style:name="ce12" style:family="table-cell" style:parent-style-name="Default">
      <style:table-cell-properties fo:border-bottom="0.99pt ridge #000000" fo:border-left="none" fo:border-right="none" fo:border-top="0.99pt ridge #000000"/>
    </style:style>
    <style:style style:name="ce13" style:family="table-cell" style:parent-style-name="Default">
      <style:table-cell-properties fo:border-bottom="1.25pt solid #000000" fo:border-left="none" fo:border-right="1.25pt solid #000000" fo:border-top="1.25pt solid #000000"/>
      <style:text-properties style:font-name="Arial"/>
    </style:style>
    <style:style style:name="ce14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15" style:family="table-cell" style:parent-style-name="Default">
      <style:table-cell-properties fo:border-bottom="0.99pt ridge #000000" fo:border-left="none" fo:border-right="0.99pt ridge #000000" fo:border-top="0.99pt ridge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ce4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Mês de mai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10"/>
          <table:table-cell table:style-name="ce13" office:value-type="string" calcext:value-type="string" table:number-columns-spanned="3" table:number-rows-spanned="1">
            <text:p>Contas a pagar</text:p>
          </table:table-cell>
          <table:covered-table-cell table:style-name="ce10"/>
          <table:covered-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2" table:number-rows-spanned="1">
            <text:p>Santander</text:p>
          </table:table-cell>
          <table:covered-table-cell table:style-name="ce3"/>
          <table:table-cell office:value-type="float" office:value="-1553.11" calcext:value-type="float">
            <text:p>-1553,11</text:p>
          </table:table-cell>
          <table:table-cell table:style-name="ce3" office:value-type="string" calcext:value-type="string" table:number-columns-spanned="2" table:number-rows-spanned="1">
            <text:p>Cartão Itau</text:p>
          </table:table-cell>
          <table:covered-table-cell table:style-name="ce3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729.47" calcext:value-type="float">
            <text:p>1729,47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pasa 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9" office:value-type="string" calcext:value-type="string" table:number-columns-spanned="2" table:number-rows-spanned="1">
            <text:p>Marmita e refri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positivo</text:p>
          </table:table-cell>
          <table:covered-table-cell table:style-name="ce5"/>
          <table:table-cell table:style-name="ce5" table:formula="of:=SUM([.C3:.C12])" office:value-type="float" office:value="176.36" calcext:value-type="float">
            <text:p>176,36</text:p>
          </table:table-cell>
          <table:table-cell table:style-name="ce5" office:value-type="string" calcext:value-type="string" table:number-columns-spanned="2" table:number-rows-spanned="1">
            <text:p>Total negativo</text:p>
          </table:table-cell>
          <table:covered-table-cell table:style-name="ce5"/>
          <table:table-cell table:style-name="ce5" table:formula="of:=SUM([.F3:.F12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11"/>
          <table:table-cell table:style-name="ce5" table:formula="of:=([.C14]-[.F14])" office:value-type="float" office:value="176.36" calcext:value-type="float">
            <text:p>176,36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6" table:number-rows-spanned="1">
            <text:p>FECHADO</text:p>
          </table:table-cell>
          <table:covered-table-cell table:number-columns-repeated="5" table:style-name="ce12"/>
          <table:table-cell table:style-name="ce12" table:number-columns-repeated="1017"/>
          <table:table-cell table:style-name="ce15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Mês de Junh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10"/>
          <table:table-cell table:style-name="ce13" office:value-type="string" calcext:value-type="string" table:number-columns-spanned="3" table:number-rows-spanned="1">
            <text:p>Contas a pagar</text:p>
          </table:table-cell>
          <table:covered-table-cell table:style-name="ce10"/>
          <table:covered-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2" table:number-rows-spanned="1">
            <text:p>Santander</text:p>
          </table:table-cell>
          <table:covered-table-cell table:style-name="ce3"/>
          <table:table-cell office:value-type="float" office:value="176.36" calcext:value-type="float">
            <text:p>176,36</text:p>
          </table:table-cell>
          <table:table-cell table:style-name="ce3" office:value-type="string" calcext:value-type="string" table:number-columns-spanned="2" table:number-rows-spanned="1">
            <text:p>Cartão Itau</text:p>
          </table:table-cell>
          <table:covered-table-cell table:style-name="ce3"/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600" calcext:value-type="float">
            <text:p>1600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TR</text:p>
          </table:table-cell>
          <table:covered-table-cell/>
          <table:table-cell office:value-type="float" office:value="400" calcext:value-type="float">
            <text:p>400</text:p>
          </table:table-cell>
          <table:table-cell office:value-type="string" calcext:value-type="string" table:number-columns-spanned="2" table:number-rows-spanned="1">
            <text:p>Parcela carro mai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2" table:number-rows-spanned="1">
            <text:p>Mãe</text:p>
          </table:table-cell>
          <table:covered-table-cell/>
          <table:table-cell office:value-type="float" office:value="50" calcext:value-type="float">
            <text:p>50</text:p>
          </table:table-cell>
          <table:table-cell office:value-type="string" calcext:value-type="string" table:number-columns-spanned="2" table:number-rows-spanned="1">
            <text:p>Parcela carro junho</text:p>
          </table:table-cell>
          <table:covered-table-cell/>
          <table:table-cell table:number-columns-repeated="1019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laro TV</text:p>
          </table:table-cell>
          <table:covered-table-cell/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office:value-type="float" office:value="231.2" calcext:value-type="float">
            <text:p>231,2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91.99" calcext:value-type="float">
            <text:p>91,99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53.9" calcext:value-type="float">
            <text:p>53,9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" office:value-type="string" calcext:value-type="string" table:number-columns-spanned="2" table:number-rows-spanned="1">
            <text:p>Will</text:p>
          </table:table-cell>
          <table:covered-table-cell/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positivo</text:p>
          </table:table-cell>
          <table:covered-table-cell table:style-name="ce5"/>
          <table:table-cell table:style-name="ce5" table:formula="of:=SUM([.C22:.C32])" office:value-type="float" office:value="2226.36" calcext:value-type="float">
            <text:p>2226,36</text:p>
          </table:table-cell>
          <table:table-cell table:style-name="ce5" office:value-type="string" calcext:value-type="string" table:number-columns-spanned="2" table:number-rows-spanned="1">
            <text:p>Total negativo</text:p>
          </table:table-cell>
          <table:covered-table-cell table:style-name="ce5"/>
          <table:table-cell table:style-name="ce5" table:formula="of:=SUM([.F22:.F32])" office:value-type="float" office:value="2000.76" calcext:value-type="float">
            <text:p>2000,76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11"/>
          <table:table-cell table:style-name="ce5" table:formula="of:=([.C34]-[.F34])" office:value-type="float" office:value="225.6" calcext:value-type="float">
            <text:p>225,6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spanned="7" table:number-rows-spanned="1"/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Mês de Julh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10"/>
          <table:table-cell table:style-name="ce13" office:value-type="string" calcext:value-type="string" table:number-columns-spanned="3" table:number-rows-spanned="1">
            <text:p>Contas a pagar</text:p>
          </table:table-cell>
          <table:covered-table-cell table:style-name="ce10"/>
          <table:covered-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2" table:number-rows-spanned="1">
            <text:p>Santander</text:p>
          </table:table-cell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Cartão Itau</text:p>
          </table:table-cell>
          <table:covered-table-cell table:style-name="ce3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600" calcext:value-type="float">
            <text:p>1600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TR</text:p>
          </table:table-cell>
          <table:covered-table-cell/>
          <table:table-cell office:value-type="float" office:value="400" calcext:value-type="float">
            <text:p>400</text:p>
          </table:table-cell>
          <table:table-cell office:value-type="string" calcext:value-type="string" table:number-columns-spanned="2" table:number-rows-spanned="1">
            <text:p>Parcela carro julh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style-name="ce9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 junh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laro TV</text:p>
          </table:table-cell>
          <table:covered-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table:number-columns-repeated="1019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91.99" calcext:value-type="float">
            <text:p>91,99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positivo</text:p>
          </table:table-cell>
          <table:covered-table-cell table:style-name="ce5"/>
          <table:table-cell table:style-name="ce5" table:formula="of:=SUM([.C42:.C52])" office:value-type="float" office:value="2000" calcext:value-type="float">
            <text:p>2000</text:p>
          </table:table-cell>
          <table:table-cell table:style-name="ce5" office:value-type="string" calcext:value-type="string" table:number-columns-spanned="2" table:number-rows-spanned="1">
            <text:p>Total negativo</text:p>
          </table:table-cell>
          <table:covered-table-cell table:style-name="ce5"/>
          <table:table-cell table:style-name="ce5" table:formula="of:=SUM([.F42:.F52])" office:value-type="float" office:value="1538.33" calcext:value-type="float">
            <text:p>1538,33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11"/>
          <table:table-cell table:style-name="ce5" table:formula="of:=([.C53]-[.F53])" office:value-type="float" office:value="461.67" calcext:value-type="float">
            <text:p>461,67</text:p>
          </table:table-cell>
          <table:table-cell table:style-name="Default" table:number-columns-repeated="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 style:data-style-name="N2" text:time-value="16:31:09.4500219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0:58:18.264000000</meta:creation-date>
    <dc:date>2017-06-04T16:31:21.836415313</dc:date>
    <meta:editing-duration>PT29M22S</meta:editing-duration>
    <meta:editing-cycles>6</meta:editing-cycles>
    <meta:generator>LibreOffice/5.2.7.2$Linux_X86_64 LibreOffice_project/20$Build-2</meta:generator>
    <meta:document-statistic meta:table-count="1" meta:cell-count="111" meta:object-count="0"/>
  </office:meta>
</office:document-meta>
</file>